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list-style-name="LFO17" style:family="paragraph"/>
    <style:style style:name="T6" style:parent-style-name="Policepardéfaut" style:family="text">
      <style:text-properties style:font-name="Segoe UI Emoji" style:font-name-complex="Segoe UI Emoji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7" style:family="paragraph"/>
    <style:style style:name="T9" style:parent-style-name="Policepardéfaut" style:family="text">
      <style:text-properties style:font-name="Segoe UI Emoji" style:font-name-complex="Segoe UI Emoji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list-style-name="LFO17" style:family="paragraph"/>
    <style:style style:name="T12" style:parent-style-name="Policepardéfaut" style:family="text">
      <style:text-properties style:font-name="Segoe UI Emoji" style:font-name-complex="Segoe UI Emoji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17" style:family="paragraph"/>
    <style:style style:name="T15" style:parent-style-name="Policepardéfaut" style:family="text">
      <style:text-properties style:font-name="Segoe UI Emoji" style:font-name-complex="Segoe UI Emoji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list-style-name="LFO18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18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list-style-name="LFO18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list-style-name="LFO18" style:family="paragraph"/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list-style-name="LFO18" style:family="paragraph"/>
    <style:style style:name="T30" style:parent-style-name="Policepardéfaut" style:family="text">
      <style:text-properties style:font-name="Segoe UI Emoji" style:font-name-complex="Segoe UI Emoji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list-style-name="LFO18" style:family="paragraph"/>
    <style:style style:name="T33" style:parent-style-name="Policepardéfaut" style:family="text">
      <style:text-properties style:font-name="Segoe UI Emoji" style:font-name-complex="Segoe UI Emoji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list-style-name="LFO18" style:family="paragraph"/>
    <style:style style:name="T36" style:parent-style-name="Policepardéfaut" style:family="text">
      <style:text-properties style:font-name="Segoe UI Emoji" style:font-name-complex="Segoe UI Emoji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18" style:family="paragraph"/>
    <style:style style:name="T39" style:parent-style-name="Policepardéfaut" style:family="text">
      <style:text-properties fo:font-weight="bold" style:font-weight-asian="bold" style:font-weight-complex="bold"/>
    </style:style>
    <style:style style:name="T4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Normal" style:list-style-name="LFO19" style:family="paragraph"/>
    <style:style style:name="P43" style:parent-style-name="Normal" style:list-style-name="LFO19" style:family="paragraph"/>
    <style:style style:name="P44" style:parent-style-name="Normal" style:list-style-name="LFO19" style:family="paragraph"/>
    <style:style style:name="P45" style:parent-style-name="Normal" style:list-style-name="LFO19" style:family="paragraph"/>
    <style:style style:name="P46" style:parent-style-name="Normal" style:list-style-name="LFO19" style:family="paragraph"/>
    <style:style style:name="T4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Normal" style:list-style-name="LFO20" style:family="paragraph"/>
    <style:style style:name="T52" style:parent-style-name="Policepardéfaut" style:family="text">
      <style:text-properties fo:font-weight="bold" style:font-weight-asian="bold" style:font-weight-complex="bold"/>
    </style:style>
    <style:style style:name="P53" style:parent-style-name="Normal" style:list-style-name="LFO20" style:family="paragraph"/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Normal" style:list-style-name="LFO20" style:family="paragraph"/>
    <style:style style:name="P56" style:parent-style-name="Normal" style:list-style-name="LFO20" style:family="paragraph"/>
    <style:style style:name="P57" style:parent-style-name="Normal" style:list-style-name="LFO20" style:family="paragraph"/>
    <style:style style:name="P58" style:parent-style-name="Normal" style:list-style-name="LFO20" style:family="paragraph"/>
    <style:style style:name="T59" style:parent-style-name="Policepardéfaut" style:family="text">
      <style:text-properties style:font-name="Segoe UI Emoji" style:font-name-complex="Segoe UI Emoji"/>
    </style:style>
    <style:style style:name="T60" style:parent-style-name="Policepardéfaut" style:family="text">
      <style:text-properties fo:font-weight="bold" style:font-weight-asian="bold" style:font-weight-complex="bold"/>
    </style:style>
    <style:style style:name="T61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P63" style:parent-style-name="Normal" style:list-style-name="LFO21" style:family="paragraph"/>
    <style:style style:name="P64" style:parent-style-name="Normal" style:list-style-name="LFO21" style:family="paragraph"/>
    <style:style style:name="P65" style:parent-style-name="Normal" style:list-style-name="LFO21" style:family="paragraph"/>
    <style:style style:name="P66" style:parent-style-name="Normal" style:list-style-name="LFO21" style:family="paragraph"/>
    <style:style style:name="T6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T6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70" style:parent-style-name="Policepardéfaut" style:family="text">
      <style:text-properties fo:font-weight="bold" style:font-weight-asian="bold" style:font-weight-complex="bold"/>
    </style:style>
    <style:style style:name="P71" style:parent-style-name="Normal" style:list-style-name="LFO22" style:family="paragraph"/>
    <style:style style:name="P72" style:parent-style-name="Normal" style:list-style-name="LFO22" style:family="paragraph"/>
    <style:style style:name="P73" style:parent-style-name="Normal" style:list-style-name="LFO22" style:family="paragraph"/>
    <style:style style:name="T74" style:parent-style-name="Policepardéfaut" style:family="text">
      <style:text-properties style:font-name="Segoe UI Emoji" style:font-name-complex="Segoe UI Emoji"/>
    </style:style>
    <style:style style:name="T75" style:parent-style-name="Policepardéfaut" style:family="text">
      <style:text-properties fo:font-weight="bold" style:font-weight-asian="bold" style:font-weight-complex="bold"/>
    </style:style>
    <style:style style:name="P76" style:parent-style-name="Normal" style:list-style-name="LFO22" style:family="paragraph"/>
    <style:style style:name="T77" style:parent-style-name="Policepardéfaut" style:family="text">
      <style:text-properties style:font-name="Segoe UI Emoji" style:font-name-complex="Segoe UI Emoji"/>
    </style:style>
    <style:style style:name="T78" style:parent-style-name="Policepardéfaut" style:family="text">
      <style:text-properties fo:font-weight="bold" style:font-weight-asian="bold" style:font-weight-complex="bold"/>
    </style:style>
    <style:style style:name="P79" style:parent-style-name="Normal" style:list-style-name="LFO22" style:family="paragraph"/>
    <style:style style:name="T8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P82" style:parent-style-name="Normal" style:list-style-name="LFO23" style:family="paragraph"/>
    <style:style style:name="P83" style:parent-style-name="Normal" style:list-style-name="LFO23" style:family="paragraph"/>
    <style:style style:name="P84" style:parent-style-name="Normal" style:list-style-name="LFO23" style:family="paragraph"/>
    <style:style style:name="P85" style:parent-style-name="Normal" style:list-style-name="LFO23" style:family="paragraph"/>
    <style:style style:name="T8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87" style:parent-style-name="Policepardéfaut" style:family="text">
      <style:text-properties fo:font-weight="bold" style:font-weight-asian="bold" style:font-weight-complex="bold"/>
    </style:style>
    <style:style style:name="T8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P90" style:parent-style-name="Normal" style:list-style-name="LFO24" style:family="paragraph"/>
    <style:style style:name="T91" style:parent-style-name="Policepardéfaut" style:family="text">
      <style:text-properties fo:font-weight="bold" style:font-weight-asian="bold" style:font-weight-complex="bold"/>
    </style:style>
    <style:style style:name="P92" style:parent-style-name="Normal" style:list-style-name="LFO24" style:family="paragraph"/>
    <style:style style:name="T93" style:parent-style-name="Policepardéfaut" style:family="text">
      <style:text-properties fo:font-weight="bold" style:font-weight-asian="bold" style:font-weight-complex="bold"/>
    </style:style>
    <style:style style:name="P94" style:parent-style-name="Normal" style:list-style-name="LFO24" style:family="paragraph"/>
    <style:style style:name="T95" style:parent-style-name="Policepardéfaut" style:family="text">
      <style:text-properties style:font-name="Segoe UI Emoji" style:font-name-complex="Segoe UI Emoji"/>
    </style:style>
    <style:style style:name="T96" style:parent-style-name="Policepardéfaut" style:family="text">
      <style:text-properties fo:font-weight="bold" style:font-weight-asian="bold" style:font-weight-complex="bold"/>
    </style:style>
    <style:style style:name="P97" style:parent-style-name="Normal" style:list-style-name="LFO24" style:family="paragraph"/>
    <style:style style:name="T98" style:parent-style-name="Policepardéfaut" style:family="text">
      <style:text-properties fo:font-weight="bold" style:font-weight-asian="bold" style:font-weight-complex="bold"/>
    </style:style>
    <style:style style:name="P99" style:parent-style-name="Normal" style:list-style-name="LFO24" style:family="paragraph"/>
    <style:style style:name="T100" style:parent-style-name="Policepardéfaut" style:family="text">
      <style:text-properties fo:font-weight="bold" style:font-weight-asian="bold" style:font-weight-complex="bold"/>
    </style:style>
    <style:style style:name="P101" style:parent-style-name="Normal" style:list-style-name="LFO24" style:family="paragraph"/>
    <style:style style:name="T102" style:parent-style-name="Policepardéfaut" style:family="text">
      <style:text-properties style:font-name="Segoe UI Emoji" style:font-name-complex="Segoe UI Emoji"/>
    </style:style>
    <style:style style:name="T103" style:parent-style-name="Policepardéfaut" style:family="text">
      <style:text-properties fo:font-weight="bold" style:font-weight-asian="bold" style:font-weight-complex="bold"/>
    </style:style>
    <style:style style:name="P104" style:parent-style-name="Normal" style:list-style-name="LFO24" style:family="paragraph"/>
    <style:style style:name="T10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06" style:parent-style-name="Policepardéfaut" style:family="text">
      <style:text-properties fo:font-weight="bold" style:font-weight-asian="bold" style:font-weight-complex="bold"/>
    </style:style>
    <style:style style:name="P107" style:parent-style-name="Normal" style:list-style-name="LFO25" style:family="paragraph"/>
    <style:style style:name="P108" style:parent-style-name="Normal" style:list-style-name="LFO25" style:family="paragraph"/>
    <style:style style:name="P109" style:parent-style-name="Normal" style:list-style-name="LFO25" style:family="paragraph"/>
    <style:style style:name="P110" style:parent-style-name="Normal" style:list-style-name="LFO25" style:family="paragraph"/>
    <style:style style:name="P111" style:parent-style-name="Normal" style:list-style-name="LFO26" style:family="paragraph"/>
    <style:style style:name="T112" style:parent-style-name="Policepardéfaut" style:family="text">
      <style:text-properties fo:font-weight="bold" style:font-weight-asian="bold" style:font-weight-complex="bold"/>
    </style:style>
    <style:style style:name="P113" style:parent-style-name="Normal" style:list-style-name="LFO26" style:family="paragraph"/>
    <style:style style:name="T114" style:parent-style-name="Policepardéfau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Voici la<text:s/><text:span text:style-name="T2">version complète et finale</text:span><text:s/>de tous les<text:s/><text:span text:style-name="T3">zonings mis à jour</text:span><text:s/>pour le site du<text:s/><text:span text:style-name="T4">jeu-concours Thé Tip Top</text:span>, incluant :</text:p>
      <text:list text:style-name="LFO17" text:continue-numbering="true">
        <text:list-item>
          <text:p text:style-name="P5"><text:span text:style-name="T6">✅</text:span><text:s/>une page<text:s/><text:span text:style-name="T7">Découvrir Thé Tip Top</text:span>,</text:p>
        </text:list-item>
        <text:list-item>
          <text:p text:style-name="P8"><text:span text:style-name="T9">✅</text:span><text:s/>une section<text:s/><text:span text:style-name="T10">Nos meilleurs thés</text:span>,</text:p>
        </text:list-item>
        <text:list-item>
          <text:p text:style-name="P11"><text:span text:style-name="T12">✅</text:span><text:s/>l’<text:span text:style-name="T13">abonnement à la newsletter</text:span>,</text:p>
        </text:list-item>
        <text:list-item>
          <text:p text:style-name="P14"><text:span text:style-name="T15">✅</text:span><text:s/>le<text:s/><text:span text:style-name="T16">téléchargement de l’application mobile</text:span>.</text:p>
        </text:list-item>
      </text:list>
      <text:p text:style-name="Normal"><draw:custom-shape svg:x="0in" svg:y="0in" svg:width="45.51042in" svg:height="0.00139in" draw:z-index="0" draw:id="id0" draw:style-name="a0" draw:name="Horizontal Line 12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">🧩</text:span><text:span text:style-name="T18"><text:s/>1. Page d’accueil – Jeu-concours</text:span></text:p>
      <text:p text:style-name="Normal"><text:span text:style-name="T19">🖥️</text:span><text:span text:style-name="T20"><text:s/>Ordinateur (desktop)</text:span></text:p>
      <text:list text:style-name="LFO18" text:continue-numbering="true">
        <text:list-item>
          <text:p text:style-name="P21"><text:span text:style-name="T22">Header</text:span><text:s/>: Logo | Accueil | Découvrir Thé Tip Top | Le Jeu | Connexion | Contact</text:p>
        </text:list-item>
        <text:list-item>
          <text:p text:style-name="P23"><text:span text:style-name="T24">Bannière principale</text:span><text:s/>: visuel immersif + CTA “Participer maintenant”</text:p>
        </text:list-item>
        <text:list-item>
          <text:p text:style-name="P25"><text:span text:style-name="T26">Section “Comment ça marche ?”</text:span><text:s/>: étapes illustrées 1-2-3</text:p>
        </text:list-item>
        <text:list-item>
          <text:p text:style-name="P27"><text:span text:style-name="T28">Section “Lots à gagner”</text:span><text:s/>: carrousel ou grille avec visuels</text:p>
        </text:list-item>
        <text:list-item>
          <text:p text:style-name="P29"><text:span text:style-name="T30">✅</text:span><text:s/><text:span text:style-name="T31">Section “Nos meilleurs thés”</text:span><text:s/>:<text:line-break/>3 à 4 thés présentés avec photo, nom, descriptif, étiquette “À gagner”</text:p>
        </text:list-item>
        <text:list-item>
          <text:p text:style-name="P32"><text:span text:style-name="T33">✅</text:span><text:s/><text:span text:style-name="T34">Section “Inscription à la newsletter”</text:span><text:s/>:<text:line-break/>Champ email + bouton “Je m’abonne” + note RGPD</text:p>
        </text:list-item>
        <text:list-item>
          <text:p text:style-name="P35"><text:span text:style-name="T36">✅</text:span><text:s/><text:span text:style-name="T37">Section “Télécharger notre application”</text:span><text:s/>:<text:line-break/>Logos App Store &amp; Google Play</text:p>
        </text:list-item>
        <text:list-item>
          <text:p text:style-name="P38"><text:span text:style-name="T39">Footer</text:span><text:s/>: Mentions légales, RGPD, réseaux sociaux</text:p>
        </text:list-item>
      </text:list>
      <text:p text:style-name="Normal"><text:span text:style-name="T40">📱</text:span><text:span text:style-name="T41"><text:s/>Mobile / Tablette</text:span></text:p>
      <text:list text:style-name="LFO19" text:continue-numbering="true">
        <text:list-item>
          <text:p text:style-name="P42">Menu burger</text:p>
        </text:list-item>
        <text:list-item>
          <text:p text:style-name="P43">Bannières responsives</text:p>
        </text:list-item>
        <text:list-item>
          <text:p text:style-name="P44">Sections empilées verticalement</text:p>
        </text:list-item>
        <text:list-item>
          <text:p text:style-name="P45">“Nos thés” et “Newsletter” en cartes ou blocs courts</text:p>
        </text:list-item>
        <text:list-item>
          <text:p text:style-name="P46">Encart app repositionné avant le footer</text:p>
        </text:list-item>
      </text:list>
      <text:p text:style-name="Normal"><draw:custom-shape svg:x="0in" svg:y="0in" svg:width="45.51042in" svg:height="0.00139in" draw:z-index="0" draw:id="id1" draw:style-name="a1" draw:name="Horizontal Line 12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7">🔐</text:span><text:span text:style-name="T48"><text:s/>2. Page Connexion / Inscription</text:span></text:p>
      <text:soft-page-break/>
      <text:p text:style-name="Normal"><text:span text:style-name="T49">🖥️</text:span><text:span text:style-name="T50"><text:s/>Ordinateur</text:span></text:p>
      <text:list text:style-name="LFO20" text:continue-numbering="true">
        <text:list-item>
          <text:p text:style-name="P51"><text:span text:style-name="T52">Colonne gauche</text:span><text:s/>: visuel lifestyle + bouton de téléchargement app</text:p>
        </text:list-item>
        <text:list-item>
          <text:p text:style-name="P53"><text:span text:style-name="T54">Colonne droite</text:span><text:s/>:</text:p>
          <text:list text:continue-numbering="true">
            <text:list-item>
              <text:p text:style-name="P55">Connexion Google / Facebook</text:p>
            </text:list-item>
            <text:list-item>
              <text:p text:style-name="P56">Formulaire classique</text:p>
            </text:list-item>
            <text:list-item>
              <text:p text:style-name="P57">Lien vers inscription ou mdp oublié</text:p>
            </text:list-item>
            <text:list-item>
              <text:p text:style-name="P58"><text:span text:style-name="T59">✅</text:span><text:s/><text:span text:style-name="T60">Mini-preview “Nos thés à découvrir”</text:span><text:s/>(2 vignettes cliquables)</text:p>
            </text:list-item>
          </text:list>
        </text:list-item>
      </text:list>
      <text:p text:style-name="Normal"><text:span text:style-name="T61">📱</text:span><text:span text:style-name="T62"><text:s/>Mobile / Tablette</text:span></text:p>
      <text:list text:style-name="LFO21" text:continue-numbering="true">
        <text:list-item>
          <text:p text:style-name="P63">Formulaire centré</text:p>
        </text:list-item>
        <text:list-item>
          <text:p text:style-name="P64">Connexion sociale prioritaire</text:p>
        </text:list-item>
        <text:list-item>
          <text:p text:style-name="P65">Bloc “Découvrez nos thés à gagner” sous le formulaire</text:p>
        </text:list-item>
        <text:list-item>
          <text:p text:style-name="P66">App stores affichés en bas</text:p>
        </text:list-item>
      </text:list>
      <text:p text:style-name="Normal"><draw:custom-shape svg:x="0in" svg:y="0in" svg:width="45.51042in" svg:height="0.00139in" draw:z-index="0" draw:id="id2" draw:style-name="a2" draw:name="Horizontal Line 12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7">👤</text:span><text:span text:style-name="T68"><text:s/>3. Page Profil utilisateur connecté</text:span></text:p>
      <text:p text:style-name="Normal"><text:span text:style-name="T69">🖥️</text:span><text:span text:style-name="T70"><text:s/>Ordinateur</text:span></text:p>
      <text:list text:style-name="LFO22" text:continue-numbering="true">
        <text:list-item>
          <text:p text:style-name="P71">Header utilisateur (avatar, nom, déconnexion)</text:p>
        </text:list-item>
        <text:list-item>
          <text:p text:style-name="P72">Section principale : historique des tickets + lots gagnés</text:p>
        </text:list-item>
        <text:list-item>
          <text:p text:style-name="P73"><text:span text:style-name="T74">✅</text:span><text:s/><text:span text:style-name="T75">Encart “Nos thés à gagner”</text:span><text:s/>avec lien vers la page Découvrir</text:p>
        </text:list-item>
        <text:list-item>
          <text:p text:style-name="P76"><text:span text:style-name="T77">✅</text:span><text:s/><text:span text:style-name="T78">Encart App mobile</text:span><text:s/>si l’utilisateur est sur desktop</text:p>
        </text:list-item>
        <text:list-item>
          <text:p text:style-name="P79">Footer classique</text:p>
        </text:list-item>
      </text:list>
      <text:p text:style-name="Normal"><text:span text:style-name="T80">📱</text:span><text:span text:style-name="T81"><text:s/>Mobile / Tablette</text:span></text:p>
      <text:list text:style-name="LFO23" text:continue-numbering="true">
        <text:list-item>
          <text:p text:style-name="P82">Navigation simplifiée</text:p>
        </text:list-item>
        <text:list-item>
          <text:p text:style-name="P83">Liste déroulante des tickets + résultats</text:p>
        </text:list-item>
        <text:list-item>
          <text:p text:style-name="P84">Bloc “Nos thés” intégré après l’historique</text:p>
        </text:list-item>
        <text:list-item>
          <text:p text:style-name="P85">Lien “ouvrir dans l’app” (optionnel)</text:p>
        </text:list-item>
      </text:list>
      <text:p text:style-name="Normal"><draw:custom-shape svg:x="0in" svg:y="0in" svg:width="45.51042in" svg:height="0.00139in" draw:z-index="0" draw:id="id3" draw:style-name="a3" draw:name="Horizontal Line 12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6">🌿</text:span><text:span text:style-name="T87"><text:s/>4. Page “Découvrir Thé Tip Top”</text:span></text:p>
      <text:soft-page-break/>
      <text:p text:style-name="Normal"><text:span text:style-name="T88">🖥️</text:span><text:span text:style-name="T89"><text:s/>Ordinateur</text:span></text:p>
      <text:list text:style-name="LFO24" text:continue-numbering="true">
        <text:list-item>
          <text:p text:style-name="P90"><text:span text:style-name="T91">Bannière ambiance artisanale / nature</text:span></text:p>
        </text:list-item>
        <text:list-item>
          <text:p text:style-name="P92"><text:span text:style-name="T93">Bloc “Notre histoire”</text:span><text:s/>: bio, handmade, RSE, valeurs</text:p>
        </text:list-item>
        <text:list-item>
          <text:p text:style-name="P94"><text:span text:style-name="T95">✅</text:span><text:s/><text:span text:style-name="T96">Section “Nos thés emblématiques”</text:span><text:s/>:<text:line-break/>Grille avec 4 à 6 thés : image, nom, type, description, étiquette “bio / signature”</text:p>
        </text:list-item>
        <text:list-item>
          <text:p text:style-name="P97"><text:span text:style-name="T98">Galerie photos</text:span><text:s/>: boutique, atelier, feuilles</text:p>
        </text:list-item>
        <text:list-item>
          <text:p text:style-name="P99"><text:span text:style-name="T100">Réseaux sociaux</text:span></text:p>
        </text:list-item>
        <text:list-item>
          <text:p text:style-name="P101"><text:span text:style-name="T102">✅</text:span><text:s/><text:span text:style-name="T103">Téléchargement de l’app</text:span></text:p>
        </text:list-item>
        <text:list-item>
          <text:p text:style-name="P104">Footer</text:p>
        </text:list-item>
      </text:list>
      <text:p text:style-name="Normal"><text:span text:style-name="T105">📱</text:span><text:span text:style-name="T106"><text:s/>Mobile / Tablette</text:span></text:p>
      <text:list text:style-name="LFO25" text:continue-numbering="true">
        <text:list-item>
          <text:p text:style-name="P107">Même contenu en version empilée</text:p>
        </text:list-item>
        <text:list-item>
          <text:p text:style-name="P108">Galerie photos swipe</text:p>
        </text:list-item>
        <text:list-item>
          <text:p text:style-name="P109">Thés en cartes verticales</text:p>
        </text:list-item>
        <text:list-item>
          <text:p text:style-name="P110">Boutons réseaux + app en bas de page</text:p>
        </text:list-item>
      </text:list>
      <text:p text:style-name="Normal"><draw:custom-shape svg:x="0in" svg:y="0in" svg:width="45.51042in" svg:height="0.00139in" draw:z-index="0" draw:id="id4" draw:style-name="a4" draw:name="Horizontal Line 125" text:anchor-type="as-char"><svg:title/><svg:desc/><draw:enhanced-geometry draw:type="non-primitive" svg:viewBox="0 0 21600 21600" draw:enhanced-path="M 0 0 L 21600 0 21600 21600 0 21600 Z N"/></draw:custom-shape></text:p>
      <text:p text:style-name="Normal">Souhaites-tu que je te génère maintenant :</text:p>
      <text:list text:style-name="LFO26" text:continue-numbering="true">
        <text:list-item>
          <text:p text:style-name="P111">une<text:s/><text:span text:style-name="T112">présentation PowerPoint complète</text:span><text:s/>de ces zonings,</text:p>
        </text:list-item>
        <text:list-item>
          <text:p text:style-name="P113">ou des<text:s/><text:span text:style-name="T114">wireframes graphiques (visuels par page)</text:span><text:s/>pour intégration directe dans ton livrable ?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5-02T19:25:00Z</meta:creation-date>
    <dc:date>2025-05-02T19:59:00Z</dc:date>
    <meta:template xlink:href="Normal.dotm" xlink:type="simple"/>
    <meta:editing-cycles>1</meta:editing-cycles>
    <meta:editing-duration>PT780S</meta:editing-duration>
    <meta:document-statistic meta:page-count="3" meta:paragraph-count="5" meta:word-count="409" meta:character-count="2655" meta:row-count="18" meta:non-whitespace-character-count="2251"/>
  </office:meta>
</office:document-meta>
</file>